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Full moon dates of each season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Date</text:p>
          </table:table-cell>
          <table:table-cell office:value-type="string">
            <text:p>Day of week</text:p>
          </table:table-cell>
          <table:table-cell office:value-type="string">
            <text:p>Day count</text:p>
          </table:table-cell>
          <table:table-cell office:value-type="string">
            <text:p>Week count</text:p>
          </table:table-cell>
          <table:table-cell office:value-type="string">
            <text:p>Month count</text:p>
          </table:table-cell>
          <table:table-cell office:value-type="string">
            <text:p>G.Sun%15</text:p>
          </table:table-cell>
          <table:table-cell office:value-type="string">
            <text:p>G.Moon%15</text:p>
          </table:table-cell>
          <table:table-cell office:value-type="string">
            <text:p>G.TrueNorthNode%15</text:p>
          </table:table-cell>
          <table:table-cell office:value-type="string">
            <text:p>G.Sun</text:p>
          </table:table-cell>
          <table:table-cell office:value-type="string">
            <text:p>G.Moon</text:p>
          </table:table-cell>
          <table:table-cell office:value-type="string">
            <text:p>G.TrueNorthNode</text:p>
          </table:table-cell>
          <table:table-cell office:value-type="string">
            <text:p>G.Sun</text:p>
          </table:table-cell>
          <table:table-cell office:value-type="string">
            <text:p>G.Moon</text:p>
          </table:table-cell>
          <table:table-cell office:value-type="string">
            <text:p>G.TrueNorthNode</text:p>
          </table:table-cell>
          <table:table-cell office:value-type="string">
            <text:p>D.Sun</text:p>
          </table:table-cell>
          <table:table-cell office:value-type="string">
            <text:p>D.Moon</text:p>
          </table:table-cell>
          <table:table-cell office:value-type="string">
            <text:p>G.L.Moon</text:p>
          </table:table-cell>
          <table:table-cell office:value-type="string">
            <text:p>G.Moon</text:p>
          </table:table-cell>
          <table:table-cell office:value-type="string">
            <text:p>G.Sun</text:p>
          </table:table-cell>
          <table:table-cell office:value-type="string">
            <text:p>G.TrueNorthNode</text:p>
          </table:table-cell>
          <table:table-cell office:value-type="string">
            <text:p>G.Moon/G.Sun</text:p>
          </table:table-cell>
          <table:table-cell office:value-type="string">
            <text:p>G.Moon/G.Sun / 360</text:p>
          </table:table-cell>
          <table:table-cell office:value-type="string">
            <text:p>G.Moon/G.Sun % 360</text:p>
          </table:table-cell>
          <table:table-cell office:value-type="string">
            <text:p>G.Moon_Phase</text:p>
          </table:table-cell>
          <table:table-cell office:value-type="string">
            <text:p>G.Moon/G.TrueNorthNode</text:p>
          </table:table-cell>
          <table:table-cell office:value-type="string">
            <text:p>G.Moon/G.TrueNorthNode % 360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6-03-29 05:00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7166">
            <text:p>7166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7.969">
            <text:p>7.969</text:p>
          </table:table-cell>
          <table:table-cell table:style-name="ce1" office:value-type="float" office:value="7.97">
            <text:p>7.97</text:p>
          </table:table-cell>
          <table:table-cell table:style-name="ce1" office:value-type="float" office:value="7.38">
            <text:p>7.38</text:p>
          </table:table-cell>
          <table:table-cell table:style-name="ce1" office:value-type="float" office:value="7.969">
            <text:p>7.969</text:p>
          </table:table-cell>
          <table:table-cell table:style-name="ce1" office:value-type="float" office:value="187.97">
            <text:p>187.97</text:p>
          </table:table-cell>
          <table:table-cell table:style-name="ce1" office:value-type="float" office:value="112.38">
            <text:p>112.38</text:p>
          </table:table-cell>
          <table:table-cell table:style-name="ce1" office:value-type="string">
            <text:p><text:s/>7 ♈ 58' 08"</text:p>
          </table:table-cell>
          <table:table-cell table:style-name="ce1" office:value-type="string">
            <text:p><text:s/>7 ♎ 58' 12"</text:p>
          </table:table-cell>
          <table:table-cell table:style-name="ce1" office:value-type="string">
            <text:p>22 ♋ 22' 48"</text:p>
          </table:table-cell>
          <table:table-cell table:style-name="ce1" office:value-type="float" office:value="3.162">
            <text:p>3.162</text:p>
          </table:table-cell>
          <table:table-cell table:style-name="ce1" office:value-type="float" office:value="1.301">
            <text:p>1.301</text:p>
          </table:table-cell>
          <table:table-cell table:style-name="ce1" office:value-type="float" office:value="4.857">
            <text:p>4.857</text:p>
          </table:table-cell>
          <table:table-cell table:style-name="ce1" office:value-type="float" office:value="97387.97">
            <text:p>97387.97</text:p>
          </table:table-cell>
          <table:table-cell table:style-name="ce1" office:value-type="float" office:value="7567.969">
            <text:p>7567.969</text:p>
          </table:table-cell>
          <table:table-cell table:style-name="ce1" office:value-type="float" office:value="-247.62">
            <text:p>-247.62</text:p>
          </table:table-cell>
          <table:table-cell table:style-name="ce1" office:value-type="float" office:value="90180.001">
            <text:p>90180.001</text:p>
          </table:table-cell>
          <table:table-cell table:style-name="ce1" table:formula="of:=[.U5] / 360" office:value-type="float" office:value="250.500002777778">
            <text:p>250.5000027778</text:p>
          </table:table-cell>
          <table:table-cell table:style-name="ce1" office:value-type="float" office:value="180.001">
            <text:p>180.00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7995.59">
            <text:p>97995.59</text:p>
          </table:table-cell>
          <table:table-cell table:style-name="ce1" office:value-type="float" office:value="75.59">
            <text:p>75.59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6-06-25 16:13 EST-0500</text:p>
          </table:table-cell>
          <table:table-cell office:value-type="string">
            <text:p>Fri</text:p>
          </table:table-cell>
          <table:table-cell office:value-type="float" office:value="7253">
            <text:p>7253</text:p>
          </table:table-cell>
          <table:table-cell office:value-type="float" office:value="1040">
            <text:p>1040</text:p>
          </table:table-cell>
          <table:table-cell office:value-type="float" office:value="245">
            <text:p>245</text:p>
          </table:table-cell>
          <table:table-cell office:value-type="float" office:value="3.531">
            <text:p>3.531</text:p>
          </table:table-cell>
          <table:table-cell office:value-type="float" office:value="3.537">
            <text:p>3.537</text:p>
          </table:table-cell>
          <table:table-cell office:value-type="float" office:value="1.396">
            <text:p>1.396</text:p>
          </table:table-cell>
          <table:table-cell office:value-type="float" office:value="93.531">
            <text:p>93.531</text:p>
          </table:table-cell>
          <table:table-cell office:value-type="float" office:value="273.537">
            <text:p>273.537</text:p>
          </table:table-cell>
          <table:table-cell office:value-type="float" office:value="106.396">
            <text:p>106.396</text:p>
          </table:table-cell>
          <table:table-cell office:value-type="string">
            <text:p><text:s/>3 ♋ 31' 50"</text:p>
          </table:table-cell>
          <table:table-cell office:value-type="string">
            <text:p><text:s/>3 ♑ 32' 12"</text:p>
          </table:table-cell>
          <table:table-cell office:value-type="string">
            <text:p>16 ♋ 23' 45"</text:p>
          </table:table-cell>
          <table:table-cell office:value-type="float" office:value="23.401">
            <text:p>23.401</text:p>
          </table:table-cell>
          <table:table-cell office:value-type="float" office:value="-22.224">
            <text:p>-22.224</text:p>
          </table:table-cell>
          <table:table-cell office:value-type="float" office:value="1.177">
            <text:p>1.177</text:p>
          </table:table-cell>
          <table:table-cell office:value-type="float" office:value="98553.537">
            <text:p>98553.537</text:p>
          </table:table-cell>
          <table:table-cell office:value-type="float" office:value="7653.531">
            <text:p>7653.531</text:p>
          </table:table-cell>
          <table:table-cell office:value-type="float" office:value="-253.604">
            <text:p>-253.604</text:p>
          </table:table-cell>
          <table:table-cell office:value-type="float" office:value="91260.006">
            <text:p>91260.006</text:p>
          </table:table-cell>
          <table:table-cell table:formula="of:=[.U6] / 360" office:value-type="float" office:value="253.500016666667">
            <text:p>253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6-10-21 00:1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7369">
            <text:p>7369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12.06">
            <text:p>12.06</text:p>
          </table:table-cell>
          <table:table-cell table:style-name="ce2" office:value-type="float" office:value="12.065">
            <text:p>12.065</text:p>
          </table:table-cell>
          <table:table-cell table:style-name="ce2" office:value-type="float" office:value="10.103">
            <text:p>10.103</text:p>
          </table:table-cell>
          <table:table-cell table:style-name="ce2" office:value-type="float" office:value="207.06">
            <text:p>207.06</text:p>
          </table:table-cell>
          <table:table-cell table:style-name="ce2" office:value-type="float" office:value="27.065">
            <text:p>27.065</text:p>
          </table:table-cell>
          <table:table-cell table:style-name="ce2" office:value-type="float" office:value="100.103">
            <text:p>100.103</text:p>
          </table:table-cell>
          <table:table-cell table:style-name="ce2" office:value-type="string">
            <text:p>27 ♎ 03' 36"</text:p>
          </table:table-cell>
          <table:table-cell table:style-name="ce2" office:value-type="string">
            <text:p>27 ♈ 03' 55"</text:p>
          </table:table-cell>
          <table:table-cell table:style-name="ce2" office:value-type="string">
            <text:p>10 ♋ 06' 12"</text:p>
          </table:table-cell>
          <table:table-cell table:style-name="ce2" office:value-type="float" office:value="-10.43">
            <text:p>-10.43</text:p>
          </table:table-cell>
          <table:table-cell table:style-name="ce2" office:value-type="float" office:value="5.945">
            <text:p>5.945</text:p>
          </table:table-cell>
          <table:table-cell table:style-name="ce2" office:value-type="float" office:value="-4.805">
            <text:p>-4.805</text:p>
          </table:table-cell>
          <table:table-cell table:style-name="ce2" office:value-type="float" office:value="100107.065">
            <text:p>100107.065</text:p>
          </table:table-cell>
          <table:table-cell table:style-name="ce2" office:value-type="float" office:value="7767.06">
            <text:p>7767.06</text:p>
          </table:table-cell>
          <table:table-cell table:style-name="ce2" office:value-type="float" office:value="-259.897">
            <text:p>-259.897</text:p>
          </table:table-cell>
          <table:table-cell table:style-name="ce2" office:value-type="float" office:value="92700.005">
            <text:p>92700.005</text:p>
          </table:table-cell>
          <table:table-cell table:style-name="ce2" table:formula="of:=[.U7] / 360" office:value-type="float" office:value="257.500013888889">
            <text:p>25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0726.962">
            <text:p>100726.962</text:p>
          </table:table-cell>
          <table:table-cell table:style-name="ce2" office:value-type="float" office:value="286.962">
            <text:p>286.962</text:p>
          </table:table-cell>
          <table:table-cell table:number-columns-repeated="998"/>
        </table:table-row>
        <table:table-row table:style-name="ro1">
          <table:table-cell office:value-type="string">
            <text:p>1927-01-17 17:27 EST-0500</text:p>
          </table:table-cell>
          <table:table-cell office:value-type="string">
            <text:p>Mon</text:p>
          </table:table-cell>
          <table:table-cell office:value-type="float" office:value="7455">
            <text:p>7455</text:p>
          </table:table-cell>
          <table:table-cell office:value-type="float" office:value="1069">
            <text:p>1069</text:p>
          </table:table-cell>
          <table:table-cell office:value-type="float" office:value="252">
            <text:p>252</text:p>
          </table:table-cell>
          <table:table-cell office:value-type="float" office:value="11.837">
            <text:p>11.837</text:p>
          </table:table-cell>
          <table:table-cell office:value-type="float" office:value="11.839">
            <text:p>11.839</text:p>
          </table:table-cell>
          <table:table-cell office:value-type="float" office:value="7.187">
            <text:p>7.187</text:p>
          </table:table-cell>
          <table:table-cell office:value-type="float" office:value="296.837">
            <text:p>296.837</text:p>
          </table:table-cell>
          <table:table-cell office:value-type="float" office:value="116.839">
            <text:p>116.839</text:p>
          </table:table-cell>
          <table:table-cell office:value-type="float" office:value="97.187">
            <text:p>97.187</text:p>
          </table:table-cell>
          <table:table-cell office:value-type="string">
            <text:p>26 ♑ 50' 13"</text:p>
          </table:table-cell>
          <table:table-cell office:value-type="string">
            <text:p>26 ♋ 50' 20"</text:p>
          </table:table-cell>
          <table:table-cell office:value-type="string">
            <text:p><text:s/>7 ♋ 11' 12"</text:p>
          </table:table-cell>
          <table:table-cell office:value-type="float" office:value="-20.797">
            <text:p>-20.797</text:p>
          </table:table-cell>
          <table:table-cell office:value-type="float" office:value="22.533">
            <text:p>22.533</text:p>
          </table:table-cell>
          <table:table-cell office:value-type="float" office:value="1.77">
            <text:p>1.77</text:p>
          </table:table-cell>
          <table:table-cell office:value-type="float" office:value="101276.839">
            <text:p>101276.839</text:p>
          </table:table-cell>
          <table:table-cell office:value-type="float" office:value="7856.837">
            <text:p>7856.837</text:p>
          </table:table-cell>
          <table:table-cell office:value-type="float" office:value="-262.813">
            <text:p>-262.813</text:p>
          </table:table-cell>
          <table:table-cell office:value-type="float" office:value="93780.002">
            <text:p>93780.002</text:p>
          </table:table-cell>
          <table:table-cell table:formula="of:=[.U8] / 360" office:value-type="float" office:value="260.500005555556">
            <text:p>260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1899.652">
            <text:p>101899.652</text:p>
          </table:table-cell>
          <table:table-cell office:value-type="float" office:value="19.652">
            <text:p>19.652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7-04-16 22:36 EST-0500</text:p>
          </table:table-cell>
          <table:table-cell table:style-name="ce1" office:value-type="string">
            <text:p>Sat</text:p>
          </table:table-cell>
          <table:table-cell table:style-name="ce1" office:value-type="float" office:value="7541">
            <text:p>7541</text:p>
          </table:table-cell>
          <table:table-cell table:style-name="ce1" office:value-type="float" office:value="1081">
            <text:p>108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11.143">
            <text:p>11.143</text:p>
          </table:table-cell>
          <table:table-cell table:style-name="ce1" office:value-type="float" office:value="11.146">
            <text:p>11.146</text:p>
          </table:table-cell>
          <table:table-cell table:style-name="ce1" office:value-type="float" office:value="14.938">
            <text:p>14.938</text:p>
          </table:table-cell>
          <table:table-cell table:style-name="ce1" office:value-type="float" office:value="26.143">
            <text:p>26.143</text:p>
          </table:table-cell>
          <table:table-cell table:style-name="ce1" office:value-type="float" office:value="206.146">
            <text:p>206.146</text:p>
          </table:table-cell>
          <table:table-cell table:style-name="ce1" office:value-type="float" office:value="89.938">
            <text:p>89.938</text:p>
          </table:table-cell>
          <table:table-cell table:style-name="ce1" office:value-type="string">
            <text:p>26 ♈ 08' 36"</text:p>
          </table:table-cell>
          <table:table-cell table:style-name="ce1" office:value-type="string">
            <text:p>26 ♎ 08' 47"</text:p>
          </table:table-cell>
          <table:table-cell table:style-name="ce1" office:value-type="string">
            <text:p>29 ♊ 56' 18"</text:p>
          </table:table-cell>
          <table:table-cell table:style-name="ce1" office:value-type="float" office:value="10.098">
            <text:p>10.098</text:p>
          </table:table-cell>
          <table:table-cell table:style-name="ce1" office:value-type="float" office:value="-5.88">
            <text:p>-5.88</text:p>
          </table:table-cell>
          <table:table-cell table:style-name="ce1" office:value-type="float" office:value="4.524">
            <text:p>4.524</text:p>
          </table:table-cell>
          <table:table-cell table:style-name="ce1" office:value-type="float" office:value="102446.146">
            <text:p>102446.146</text:p>
          </table:table-cell>
          <table:table-cell table:style-name="ce1" office:value-type="float" office:value="7946.143">
            <text:p>7946.143</text:p>
          </table:table-cell>
          <table:table-cell table:style-name="ce1" office:value-type="float" office:value="-270.062">
            <text:p>-270.062</text:p>
          </table:table-cell>
          <table:table-cell table:style-name="ce1" office:value-type="float" office:value="94860.003">
            <text:p>94860.003</text:p>
          </table:table-cell>
          <table:table-cell table:style-name="ce1" table:formula="of:=[.U9] / 360" office:value-type="float" office:value="263.500008333333">
            <text:p>263.5000083333</text:p>
          </table:table-cell>
          <table:table-cell table:style-name="ce1" office:value-type="float" office:value="180.003">
            <text:p>180.0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3076.208">
            <text:p>103076.208</text:p>
          </table:table-cell>
          <table:table-cell table:style-name="ce1" office:value-type="float" office:value="116.208">
            <text:p>116.208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7-07-14 14:23 EST-0500</text:p>
          </table:table-cell>
          <table:table-cell office:value-type="string">
            <text:p>Thu</text:p>
          </table:table-cell>
          <table:table-cell office:value-type="float" office:value="7627">
            <text:p>7627</text:p>
          </table:table-cell>
          <table:table-cell office:value-type="float" office:value="1093">
            <text:p>1093</text:p>
          </table:table-cell>
          <table:table-cell office:value-type="float" office:value="258">
            <text:p>258</text:p>
          </table:table-cell>
          <table:table-cell office:value-type="float" office:value="6.343">
            <text:p>6.343</text:p>
          </table:table-cell>
          <table:table-cell office:value-type="float" office:value="6.348">
            <text:p>6.348</text:p>
          </table:table-cell>
          <table:table-cell office:value-type="float" office:value="12.854">
            <text:p>12.854</text:p>
          </table:table-cell>
          <table:table-cell office:value-type="float" office:value="111.343">
            <text:p>111.343</text:p>
          </table:table-cell>
          <table:table-cell office:value-type="float" office:value="291.348">
            <text:p>291.348</text:p>
          </table:table-cell>
          <table:table-cell office:value-type="float" office:value="87.854">
            <text:p>87.854</text:p>
          </table:table-cell>
          <table:table-cell office:value-type="string">
            <text:p>21 ♋ 20' 35"</text:p>
          </table:table-cell>
          <table:table-cell office:value-type="string">
            <text:p>21 ♑ 20' 53"</text:p>
          </table:table-cell>
          <table:table-cell office:value-type="string">
            <text:p>27 ♊ 51' 16"</text:p>
          </table:table-cell>
          <table:table-cell office:value-type="float" office:value="21.755">
            <text:p>21.755</text:p>
          </table:table-cell>
          <table:table-cell office:value-type="float" office:value="-23.818">
            <text:p>-23.818</text:p>
          </table:table-cell>
          <table:table-cell office:value-type="float" office:value="-2.09">
            <text:p>-2.09</text:p>
          </table:table-cell>
          <table:table-cell office:value-type="float" office:value="103611.348">
            <text:p>103611.348</text:p>
          </table:table-cell>
          <table:table-cell office:value-type="float" office:value="8031.343">
            <text:p>8031.343</text:p>
          </table:table-cell>
          <table:table-cell office:value-type="float" office:value="-272.146">
            <text:p>-272.146</text:p>
          </table:table-cell>
          <table:table-cell office:value-type="float" office:value="95940.005">
            <text:p>95940.005</text:p>
          </table:table-cell>
          <table:table-cell table:formula="of:=[.U10] / 360" office:value-type="float" office:value="266.500013888889">
            <text:p>266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04243.494">
            <text:p>104243.494</text:p>
          </table:table-cell>
          <table:table-cell office:value-type="float" office:value="203.494">
            <text:p>203.494</text:p>
          </table:table-cell>
          <table:table-cell table:number-columns-repeated="998"/>
        </table:table-row>
        <table:table-row table:style-name="ro1">
          <table:table-cell office:value-type="string">
            <text:p>1927-10-10 16:15 EST-0500</text:p>
          </table:table-cell>
          <table:table-cell office:value-type="string">
            <text:p>Mon</text:p>
          </table:table-cell>
          <table:table-cell office:value-type="float" office:value="7712">
            <text:p>7712</text:p>
          </table:table-cell>
          <table:table-cell office:value-type="float" office:value="1106">
            <text:p>1106</text:p>
          </table:table-cell>
          <table:table-cell office:value-type="float" office:value="261">
            <text:p>261</text:p>
          </table:table-cell>
          <table:table-cell office:value-type="float" office:value="1.57">
            <text:p>1.57</text:p>
          </table:table-cell>
          <table:table-cell office:value-type="float" office:value="1.572">
            <text:p>1.572</text:p>
          </table:table-cell>
          <table:table-cell office:value-type="float" office:value="5.872">
            <text:p>5.872</text:p>
          </table:table-cell>
          <table:table-cell office:value-type="float" office:value="196.57">
            <text:p>196.57</text:p>
          </table:table-cell>
          <table:table-cell office:value-type="float" office:value="16.572">
            <text:p>16.572</text:p>
          </table:table-cell>
          <table:table-cell office:value-type="float" office:value="80.872">
            <text:p>80.872</text:p>
          </table:table-cell>
          <table:table-cell office:value-type="string">
            <text:p>16 ♎ 34' 12"</text:p>
          </table:table-cell>
          <table:table-cell office:value-type="string">
            <text:p>16 ♈ 34' 18"</text:p>
          </table:table-cell>
          <table:table-cell office:value-type="string">
            <text:p>20 ♊ 52' 19"</text:p>
          </table:table-cell>
          <table:table-cell office:value-type="float" office:value="-6.516">
            <text:p>-6.516</text:p>
          </table:table-cell>
          <table:table-cell office:value-type="float" office:value="2.307">
            <text:p>2.307</text:p>
          </table:table-cell>
          <table:table-cell office:value-type="float" office:value="-4.556">
            <text:p>-4.556</text:p>
          </table:table-cell>
          <table:table-cell office:value-type="float" office:value="104776.572">
            <text:p>104776.572</text:p>
          </table:table-cell>
          <table:table-cell office:value-type="float" office:value="8116.57">
            <text:p>8116.57</text:p>
          </table:table-cell>
          <table:table-cell office:value-type="float" office:value="-279.128">
            <text:p>-279.128</text:p>
          </table:table-cell>
          <table:table-cell office:value-type="float" office:value="97020.002">
            <text:p>97020.002</text:p>
          </table:table-cell>
          <table:table-cell table:formula="of:=[.U11] / 360" office:value-type="float" office:value="269.500005555556">
            <text:p>269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5415.7">
            <text:p>105415.7</text:p>
          </table:table-cell>
          <table:table-cell office:value-type="float" office:value="295.7">
            <text:p>295.7</text:p>
          </table:table-cell>
          <table:table-cell table:number-columns-repeated="998"/>
        </table:table-row>
        <table:table-row table:style-name="ro1">
          <table:table-cell office:value-type="string">
            <text:p>1928-01-07 01:08 EST-0500</text:p>
          </table:table-cell>
          <table:table-cell office:value-type="string">
            <text:p>Sat</text:p>
          </table:table-cell>
          <table:table-cell office:value-type="float" office:value="7798">
            <text:p>7798</text:p>
          </table:table-cell>
          <table:table-cell office:value-type="float" office:value="1117">
            <text:p>111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.711">
            <text:p>0.711</text:p>
          </table:table-cell>
          <table:table-cell office:value-type="float" office:value="3.586">
            <text:p>3.586</text:p>
          </table:table-cell>
          <table:table-cell office:value-type="float" office:value="285.711">
            <text:p>285.711</text:p>
          </table:table-cell>
          <table:table-cell office:value-type="float" office:value="105.711">
            <text:p>105.711</text:p>
          </table:table-cell>
          <table:table-cell office:value-type="float" office:value="78.586">
            <text:p>78.586</text:p>
          </table:table-cell>
          <table:table-cell office:value-type="string">
            <text:p>15 ♑ 42' 40"</text:p>
          </table:table-cell>
          <table:table-cell office:value-type="string">
            <text:p>15 ♋ 42' 41"</text:p>
          </table:table-cell>
          <table:table-cell office:value-type="string">
            <text:p>18 ♊ 35' 09"</text:p>
          </table:table-cell>
          <table:table-cell office:value-type="float" office:value="-22.524">
            <text:p>-22.524</text:p>
          </table:table-cell>
          <table:table-cell office:value-type="float" office:value="24.895">
            <text:p>24.895</text:p>
          </table:table-cell>
          <table:table-cell office:value-type="float" office:value="2.388">
            <text:p>2.388</text:p>
          </table:table-cell>
          <table:table-cell office:value-type="float" office:value="105945.711">
            <text:p>105945.711</text:p>
          </table:table-cell>
          <table:table-cell office:value-type="float" office:value="8205.711">
            <text:p>8205.711</text:p>
          </table:table-cell>
          <table:table-cell office:value-type="float" office:value="-281.414">
            <text:p>-281.414</text:p>
          </table:table-cell>
          <table:table-cell office:value-type="float" office:value="98100">
            <text:p>98100</text:p>
          </table:table-cell>
          <table:table-cell table:formula="of:=[.U12] / 360" office:value-type="float" office:value="272.5">
            <text:p>27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06587.125">
            <text:p>106587.125</text:p>
          </table:table-cell>
          <table:table-cell office:value-type="float" office:value="27.125">
            <text:p>27.125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8-04-04 22:39 EST-0500</text:p>
          </table:table-cell>
          <table:table-cell table:style-name="ce1" office:value-type="string">
            <text:p>Wed</text:p>
          </table:table-cell>
          <table:table-cell table:style-name="ce1" office:value-type="float" office:value="7883">
            <text:p>7883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0.118">
            <text:p>0.118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10.925">
            <text:p>10.925</text:p>
          </table:table-cell>
          <table:table-cell table:style-name="ce1" office:value-type="float" office:value="15.118">
            <text:p>15.118</text:p>
          </table:table-cell>
          <table:table-cell table:style-name="ce1" office:value-type="float" office:value="195.12">
            <text:p>195.12</text:p>
          </table:table-cell>
          <table:table-cell table:style-name="ce1" office:value-type="float" office:value="70.925">
            <text:p>70.925</text:p>
          </table:table-cell>
          <table:table-cell table:style-name="ce1" office:value-type="string">
            <text:p>15 ♈ 07' 05"</text:p>
          </table:table-cell>
          <table:table-cell table:style-name="ce1" office:value-type="string">
            <text:p>15 ♎ 07' 10"</text:p>
          </table:table-cell>
          <table:table-cell table:style-name="ce1" office:value-type="string">
            <text:p>10 ♊ 55' 29"</text:p>
          </table:table-cell>
          <table:table-cell table:style-name="ce1" office:value-type="float" office:value="5.957">
            <text:p>5.957</text:p>
          </table:table-cell>
          <table:table-cell table:style-name="ce1" office:value-type="float" office:value="-2.075">
            <text:p>-2.075</text:p>
          </table:table-cell>
          <table:table-cell table:style-name="ce1" office:value-type="float" office:value="4.207">
            <text:p>4.207</text:p>
          </table:table-cell>
          <table:table-cell table:style-name="ce1" office:value-type="float" office:value="107115.12">
            <text:p>107115.12</text:p>
          </table:table-cell>
          <table:table-cell table:style-name="ce1" office:value-type="float" office:value="8295.118">
            <text:p>8295.118</text:p>
          </table:table-cell>
          <table:table-cell table:style-name="ce1" office:value-type="float" office:value="-289.075">
            <text:p>-289.075</text:p>
          </table:table-cell>
          <table:table-cell table:style-name="ce1" office:value-type="float" office:value="99180.002">
            <text:p>99180.002</text:p>
          </table:table-cell>
          <table:table-cell table:style-name="ce1" table:formula="of:=[.U13] / 360" office:value-type="float" office:value="275.500005555556">
            <text:p>275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7764.195">
            <text:p>107764.195</text:p>
          </table:table-cell>
          <table:table-cell table:style-name="ce1" office:value-type="float" office:value="124.195">
            <text:p>124.195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8-07-02 21:49 EST-0500</text:p>
          </table:table-cell>
          <table:table-cell office:value-type="string">
            <text:p>Mon</text:p>
          </table:table-cell>
          <table:table-cell office:value-type="float" office:value="7969">
            <text:p>7969</text:p>
          </table:table-cell>
          <table:table-cell office:value-type="float" office:value="1142">
            <text:p>1142</text:p>
          </table:table-cell>
          <table:table-cell office:value-type="float" office:value="270">
            <text:p>270</text:p>
          </table:table-cell>
          <table:table-cell office:value-type="float" office:value="10.919">
            <text:p>10.919</text:p>
          </table:table-cell>
          <table:table-cell office:value-type="float" office:value="10.92">
            <text:p>10.92</text:p>
          </table:table-cell>
          <table:table-cell office:value-type="float" office:value="9.317">
            <text:p>9.317</text:p>
          </table:table-cell>
          <table:table-cell office:value-type="float" office:value="100.919">
            <text:p>100.919</text:p>
          </table:table-cell>
          <table:table-cell office:value-type="float" office:value="280.92">
            <text:p>280.92</text:p>
          </table:table-cell>
          <table:table-cell office:value-type="float" office:value="69.317">
            <text:p>69.317</text:p>
          </table:table-cell>
          <table:table-cell office:value-type="string">
            <text:p>10 ♋ 55' 08"</text:p>
          </table:table-cell>
          <table:table-cell office:value-type="string">
            <text:p>10 ♑ 55' 12"</text:p>
          </table:table-cell>
          <table:table-cell office:value-type="string">
            <text:p><text:s/>9 ♊ 19' 01"</text:p>
          </table:table-cell>
          <table:table-cell office:value-type="float" office:value="23">
            <text:p>23</text:p>
          </table:table-cell>
          <table:table-cell office:value-type="float" office:value="-25.725">
            <text:p>-25.725</text:p>
          </table:table-cell>
          <table:table-cell office:value-type="float" office:value="-2.734">
            <text:p>-2.734</text:p>
          </table:table-cell>
          <table:table-cell office:value-type="float" office:value="108280.92">
            <text:p>108280.92</text:p>
          </table:table-cell>
          <table:table-cell office:value-type="float" office:value="8380.919">
            <text:p>8380.919</text:p>
          </table:table-cell>
          <table:table-cell office:value-type="float" office:value="-290.683">
            <text:p>-290.683</text:p>
          </table:table-cell>
          <table:table-cell office:value-type="float" office:value="100260.001">
            <text:p>100260.001</text:p>
          </table:table-cell>
          <table:table-cell table:formula="of:=[.U14] / 360" office:value-type="float" office:value="278.500002777778">
            <text:p>278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08931.603">
            <text:p>108931.603</text:p>
          </table:table-cell>
          <table:table-cell office:value-type="float" office:value="211.603">
            <text:p>211.603</text:p>
          </table:table-cell>
          <table:table-cell table:number-columns-repeated="998"/>
        </table:table-row>
        <table:table-row table:style-name="ro1">
          <table:table-cell office:value-type="string">
            <text:p>1928-09-29 07:43 EST-0500</text:p>
          </table:table-cell>
          <table:table-cell office:value-type="string">
            <text:p>Sat</text:p>
          </table:table-cell>
          <table:table-cell office:value-type="float" office:value="8056">
            <text:p>8056</text:p>
          </table:table-cell>
          <table:table-cell office:value-type="float" office:value="1154">
            <text:p>1154</text:p>
          </table:table-cell>
          <table:table-cell office:value-type="float" office:value="272">
            <text:p>272</text:p>
          </table:table-cell>
          <table:table-cell office:value-type="float" office:value="6.121">
            <text:p>6.121</text:p>
          </table:table-cell>
          <table:table-cell office:value-type="float" office:value="6.124">
            <text:p>6.124</text:p>
          </table:table-cell>
          <table:table-cell office:value-type="float" office:value="1.93">
            <text:p>1.93</text:p>
          </table:table-cell>
          <table:table-cell office:value-type="float" office:value="186.121">
            <text:p>186.121</text:p>
          </table:table-cell>
          <table:table-cell office:value-type="float" office:value="6.124">
            <text:p>6.124</text:p>
          </table:table-cell>
          <table:table-cell office:value-type="float" office:value="61.93">
            <text:p>61.93</text:p>
          </table:table-cell>
          <table:table-cell office:value-type="string">
            <text:p><text:s/>6 ♎ 07' 13"</text:p>
          </table:table-cell>
          <table:table-cell office:value-type="string">
            <text:p><text:s/>6 ♈ 07' 26"</text:p>
          </table:table-cell>
          <table:table-cell office:value-type="string">
            <text:p><text:s/>1 ♊ 55' 47"</text:p>
          </table:table-cell>
          <table:table-cell office:value-type="float" office:value="-2.432">
            <text:p>-2.432</text:p>
          </table:table-cell>
          <table:table-cell office:value-type="float" office:value="-1.44">
            <text:p>-1.44</text:p>
          </table:table-cell>
          <table:table-cell office:value-type="float" office:value="-4.218">
            <text:p>-4.218</text:p>
          </table:table-cell>
          <table:table-cell office:value-type="float" office:value="109446.124">
            <text:p>109446.124</text:p>
          </table:table-cell>
          <table:table-cell office:value-type="float" office:value="8466.121">
            <text:p>8466.121</text:p>
          </table:table-cell>
          <table:table-cell office:value-type="float" office:value="-298.07">
            <text:p>-298.07</text:p>
          </table:table-cell>
          <table:table-cell office:value-type="float" office:value="101340.003">
            <text:p>101340.003</text:p>
          </table:table-cell>
          <table:table-cell table:formula="of:=[.U15] / 360" office:value-type="float" office:value="281.500008333333">
            <text:p>281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0104.194">
            <text:p>110104.194</text:p>
          </table:table-cell>
          <table:table-cell office:value-type="float" office:value="304.194">
            <text:p>304.194</text:p>
          </table:table-cell>
          <table:table-cell table:number-columns-repeated="998"/>
        </table:table-row>
        <table:table-row table:style-name="ro1">
          <table:table-cell office:value-type="string">
            <text:p>1928-12-26 14:55 EST-0500</text:p>
          </table:table-cell>
          <table:table-cell office:value-type="string">
            <text:p>Wed</text:p>
          </table:table-cell>
          <table:table-cell office:value-type="float" office:value="8141">
            <text:p>8141</text:p>
          </table:table-cell>
          <table:table-cell office:value-type="float" office:value="1167">
            <text:p>1167</text:p>
          </table:table-cell>
          <table:table-cell office:value-type="float" office:value="275">
            <text:p>275</text:p>
          </table:table-cell>
          <table:table-cell office:value-type="float" office:value="4.838">
            <text:p>4.838</text:p>
          </table:table-cell>
          <table:table-cell office:value-type="float" office:value="4.844">
            <text:p>4.844</text:p>
          </table:table-cell>
          <table:table-cell office:value-type="float" office:value="0.135">
            <text:p>0.135</text:p>
          </table:table-cell>
          <table:table-cell office:value-type="float" office:value="274.838">
            <text:p>274.838</text:p>
          </table:table-cell>
          <table:table-cell office:value-type="float" office:value="94.844">
            <text:p>94.844</text:p>
          </table:table-cell>
          <table:table-cell office:value-type="float" office:value="60.135">
            <text:p>60.135</text:p>
          </table:table-cell>
          <table:table-cell office:value-type="string">
            <text:p><text:s/>4 ♑ 50' 18"</text:p>
          </table:table-cell>
          <table:table-cell office:value-type="string">
            <text:p><text:s/>4 ♋ 50' 38"</text:p>
          </table:table-cell>
          <table:table-cell office:value-type="string">
            <text:p><text:s/>0 ♊ 08' 06"</text:p>
          </table:table-cell>
          <table:table-cell office:value-type="float" office:value="-23.361">
            <text:p>-23.361</text:p>
          </table:table-cell>
          <table:table-cell office:value-type="float" office:value="26.325">
            <text:p>26.325</text:p>
          </table:table-cell>
          <table:table-cell office:value-type="float" office:value="2.966">
            <text:p>2.966</text:p>
          </table:table-cell>
          <table:table-cell office:value-type="float" office:value="110614.844">
            <text:p>110614.844</text:p>
          </table:table-cell>
          <table:table-cell office:value-type="float" office:value="8554.838">
            <text:p>8554.838</text:p>
          </table:table-cell>
          <table:table-cell office:value-type="float" office:value="-299.865">
            <text:p>-299.865</text:p>
          </table:table-cell>
          <table:table-cell office:value-type="float" office:value="102420.006">
            <text:p>102420.006</text:p>
          </table:table-cell>
          <table:table-cell table:formula="of:=[.U16] / 360" office:value-type="float" office:value="284.500016666667">
            <text:p>284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1274.709">
            <text:p>111274.709</text:p>
          </table:table-cell>
          <table:table-cell office:value-type="float" office:value="34.709">
            <text:p>34.709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9-03-25 02:47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8227">
            <text:p>8227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4.186">
            <text:p>4.186</text:p>
          </table:table-cell>
          <table:table-cell table:style-name="ce1" office:value-type="float" office:value="4.19">
            <text:p>4.19</text:p>
          </table:table-cell>
          <table:table-cell table:style-name="ce1" office:value-type="float" office:value="7.184">
            <text:p>7.184</text:p>
          </table:table-cell>
          <table:table-cell table:style-name="ce1" office:value-type="float" office:value="4.186">
            <text:p>4.186</text:p>
          </table:table-cell>
          <table:table-cell table:style-name="ce1" office:value-type="float" office:value="184.19">
            <text:p>184.19</text:p>
          </table:table-cell>
          <table:table-cell table:style-name="ce1" office:value-type="float" office:value="52.184">
            <text:p>52.184</text:p>
          </table:table-cell>
          <table:table-cell table:style-name="ce1" office:value-type="string">
            <text:p><text:s/>4 ♈ 11' 08"</text:p>
          </table:table-cell>
          <table:table-cell table:style-name="ce1" office:value-type="string">
            <text:p><text:s/>4 ♎ 11' 24"</text:p>
          </table:table-cell>
          <table:table-cell table:style-name="ce1" office:value-type="string">
            <text:p>22 ♉ 11' 01"</text:p>
          </table:table-cell>
          <table:table-cell table:style-name="ce1" office:value-type="float" office:value="1.665">
            <text:p>1.665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3.809">
            <text:p>3.809</text:p>
          </table:table-cell>
          <table:table-cell table:style-name="ce1" office:value-type="float" office:value="111784.19">
            <text:p>111784.19</text:p>
          </table:table-cell>
          <table:table-cell table:style-name="ce1" office:value-type="float" office:value="8644.186">
            <text:p>8644.186</text:p>
          </table:table-cell>
          <table:table-cell table:style-name="ce1" office:value-type="float" office:value="-307.816">
            <text:p>-307.816</text:p>
          </table:table-cell>
          <table:table-cell table:style-name="ce1" office:value-type="float" office:value="103500.004">
            <text:p>103500.004</text:p>
          </table:table-cell>
          <table:table-cell table:style-name="ce1" table:formula="of:=[.U17] / 360" office:value-type="float" office:value="287.500011111111">
            <text:p>287.5000111111</text:p>
          </table:table-cell>
          <table:table-cell table:style-name="ce1" office:value-type="float" office:value="180.004">
            <text:p>180.0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2452.006">
            <text:p>112452.006</text:p>
          </table:table-cell>
          <table:table-cell table:style-name="ce1" office:value-type="float" office:value="132.006">
            <text:p>132.006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9-06-21 23:15 EST-0500</text:p>
          </table:table-cell>
          <table:table-cell office:value-type="string">
            <text:p>Fri</text:p>
          </table:table-cell>
          <table:table-cell office:value-type="float" office:value="8314">
            <text:p>8314</text:p>
          </table:table-cell>
          <table:table-cell office:value-type="float" office:value="1192">
            <text:p>1192</text:p>
          </table:table-cell>
          <table:table-cell office:value-type="float" office:value="281">
            <text:p>281</text:p>
          </table:table-cell>
          <table:table-cell office:value-type="float" office:value="0.254">
            <text:p>0.254</text:p>
          </table:table-cell>
          <table:table-cell office:value-type="float" office:value="0.255">
            <text:p>0.255</text:p>
          </table:table-cell>
          <table:table-cell office:value-type="float" office:value="5.811">
            <text:p>5.811</text:p>
          </table:table-cell>
          <table:table-cell office:value-type="float" office:value="90.254">
            <text:p>90.254</text:p>
          </table:table-cell>
          <table:table-cell office:value-type="float" office:value="270.255">
            <text:p>270.255</text:p>
          </table:table-cell>
          <table:table-cell office:value-type="float" office:value="50.811">
            <text:p>50.811</text:p>
          </table:table-cell>
          <table:table-cell table:style-name="ce3" office:value-type="string">
            <text:p><text:s/>0 ♋ 15' 14"</text:p>
          </table:table-cell>
          <table:table-cell office:value-type="string">
            <text:p><text:s/>0 ♑ 15' 16"</text:p>
          </table:table-cell>
          <table:table-cell office:value-type="string">
            <text:p>20 ♉ 48' 40"</text:p>
          </table:table-cell>
          <table:table-cell office:value-type="float" office:value="23.449">
            <text:p>23.449</text:p>
          </table:table-cell>
          <table:table-cell office:value-type="float" office:value="-26.735">
            <text:p>-26.735</text:p>
          </table:table-cell>
          <table:table-cell office:value-type="float" office:value="-3.285">
            <text:p>-3.285</text:p>
          </table:table-cell>
          <table:table-cell office:value-type="float" office:value="112950.255">
            <text:p>112950.255</text:p>
          </table:table-cell>
          <table:table-cell office:value-type="float" office:value="8730.254">
            <text:p>8730.254</text:p>
          </table:table-cell>
          <table:table-cell office:value-type="float" office:value="-309.189">
            <text:p>-309.189</text:p>
          </table:table-cell>
          <table:table-cell office:value-type="float" office:value="104580.001">
            <text:p>104580.001</text:p>
          </table:table-cell>
          <table:table-cell table:formula="of:=[.U18] / 360" office:value-type="float" office:value="290.500002777778">
            <text:p>29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13619.444">
            <text:p>113619.444</text:p>
          </table:table-cell>
          <table:table-cell office:value-type="float" office:value="219.444">
            <text:p>219.444</text:p>
          </table:table-cell>
          <table:table-cell table:number-columns-repeated="998"/>
        </table:table-row>
        <table:table-row table:style-name="ro1">
          <table:table-cell office:value-type="string">
            <text:p>1929-07-21 14:22 EST-0500</text:p>
          </table:table-cell>
          <table:table-cell office:value-type="string">
            <text:p>Sun</text:p>
          </table:table-cell>
          <table:table-cell office:value-type="float" office:value="8342">
            <text:p>8342</text:p>
          </table:table-cell>
          <table:table-cell office:value-type="float" office:value="1196">
            <text:p>1196</text:p>
          </table:table-cell>
          <table:table-cell office:value-type="float" office:value="282">
            <text:p>282</text:p>
          </table:table-cell>
          <table:table-cell office:value-type="float" office:value="13.513">
            <text:p>13.513</text:p>
          </table:table-cell>
          <table:table-cell office:value-type="float" office:value="13.519">
            <text:p>13.519</text:p>
          </table:table-cell>
          <table:table-cell office:value-type="float" office:value="3.723">
            <text:p>3.723</text:p>
          </table:table-cell>
          <table:table-cell office:value-type="float" office:value="118.513">
            <text:p>118.513</text:p>
          </table:table-cell>
          <table:table-cell office:value-type="float" office:value="298.519">
            <text:p>298.519</text:p>
          </table:table-cell>
          <table:table-cell office:value-type="float" office:value="48.723">
            <text:p>48.723</text:p>
          </table:table-cell>
          <table:table-cell table:style-name="ce3" office:value-type="string">
            <text:p>28 ♋ 30' 47"</text:p>
          </table:table-cell>
          <table:table-cell office:value-type="string">
            <text:p>28 ♑ 31' 06"</text:p>
          </table:table-cell>
          <table:table-cell office:value-type="string">
            <text:p>18 ♉ 43' 24"</text:p>
          </table:table-cell>
          <table:table-cell office:value-type="float" office:value="20.468">
            <text:p>20.468</text:p>
          </table:table-cell>
          <table:table-cell office:value-type="float" office:value="-25.083">
            <text:p>-25.083</text:p>
          </table:table-cell>
          <table:table-cell office:value-type="float" office:value="-4.718">
            <text:p>-4.718</text:p>
          </table:table-cell>
          <table:table-cell office:value-type="float" office:value="113338.519">
            <text:p>113338.519</text:p>
          </table:table-cell>
          <table:table-cell office:value-type="float" office:value="8758.513">
            <text:p>8758.513</text:p>
          </table:table-cell>
          <table:table-cell office:value-type="float" office:value="-311.277">
            <text:p>-311.277</text:p>
          </table:table-cell>
          <table:table-cell office:value-type="float" office:value="104940.006">
            <text:p>104940.006</text:p>
          </table:table-cell>
          <table:table-cell table:formula="of:=[.U19] / 360" office:value-type="float" office:value="291.500016666667">
            <text:p>291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4009.796">
            <text:p>114009.796</text:p>
          </table:table-cell>
          <table:table-cell office:value-type="float" office:value="249.796">
            <text:p>249.796</text:p>
          </table:table-cell>
          <table:table-cell table:number-columns-repeated="998"/>
        </table:table-row>
        <table:table-row table:style-name="ro1">
          <table:table-cell office:value-type="string">
            <text:p>1929-10-18 07:06 EST-0500</text:p>
          </table:table-cell>
          <table:table-cell office:value-type="string">
            <text:p>Fri</text:p>
          </table:table-cell>
          <table:table-cell office:value-type="float" office:value="8429">
            <text:p>8429</text:p>
          </table:table-cell>
          <table:table-cell office:value-type="float" office:value="1208">
            <text:p>1208</text:p>
          </table:table-cell>
          <table:table-cell office:value-type="float" office:value="285">
            <text:p>285</text:p>
          </table:table-cell>
          <table:table-cell office:value-type="float" office:value="9.636">
            <text:p>9.636</text:p>
          </table:table-cell>
          <table:table-cell office:value-type="float" office:value="9.639">
            <text:p>9.639</text:p>
          </table:table-cell>
          <table:table-cell office:value-type="float" office:value="12.177">
            <text:p>12.177</text:p>
          </table:table-cell>
          <table:table-cell office:value-type="float" office:value="204.636">
            <text:p>204.636</text:p>
          </table:table-cell>
          <table:table-cell office:value-type="float" office:value="24.639">
            <text:p>24.639</text:p>
          </table:table-cell>
          <table:table-cell office:value-type="float" office:value="42.177">
            <text:p>42.177</text:p>
          </table:table-cell>
          <table:table-cell office:value-type="string">
            <text:p>24 ♎ 38' 07"</text:p>
          </table:table-cell>
          <table:table-cell office:value-type="string">
            <text:p>24 ♈ 38' 19"</text:p>
          </table:table-cell>
          <table:table-cell office:value-type="string">
            <text:p>12 ♉ 10' 38"</text:p>
          </table:table-cell>
          <table:table-cell office:value-type="float" office:value="-9.549">
            <text:p>-9.549</text:p>
          </table:table-cell>
          <table:table-cell office:value-type="float" office:value="8.072">
            <text:p>8.072</text:p>
          </table:table-cell>
          <table:table-cell office:value-type="float" office:value="-1.588">
            <text:p>-1.588</text:p>
          </table:table-cell>
          <table:table-cell office:value-type="float" office:value="114504.639">
            <text:p>114504.639</text:p>
          </table:table-cell>
          <table:table-cell office:value-type="float" office:value="8844.636">
            <text:p>8844.636</text:p>
          </table:table-cell>
          <table:table-cell office:value-type="float" office:value="-317.823">
            <text:p>-317.823</text:p>
          </table:table-cell>
          <table:table-cell office:value-type="float" office:value="106020.003">
            <text:p>106020.003</text:p>
          </table:table-cell>
          <table:table-cell table:formula="of:=[.U20] / 360" office:value-type="float" office:value="294.500008333333">
            <text:p>29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5182.462">
            <text:p>115182.462</text:p>
          </table:table-cell>
          <table:table-cell office:value-type="float" office:value="342.462">
            <text:p>342.462</text:p>
          </table:table-cell>
          <table:table-cell table:number-columns-repeated="998"/>
        </table:table-row>
        <table:table-row table:style-name="ro1">
          <table:table-cell office:value-type="string">
            <text:p>1930-01-14 17:22 EST-0500</text:p>
          </table:table-cell>
          <table:table-cell office:value-type="string">
            <text:p>Tue</text:p>
          </table:table-cell>
          <table:table-cell office:value-type="float" office:value="8514">
            <text:p>8514</text:p>
          </table:table-cell>
          <table:table-cell office:value-type="float" office:value="1220">
            <text:p>1220</text:p>
          </table:table-cell>
          <table:table-cell office:value-type="float" office:value="288">
            <text:p>288</text:p>
          </table:table-cell>
          <table:table-cell office:value-type="float" office:value="9.061">
            <text:p>9.061</text:p>
          </table:table-cell>
          <table:table-cell office:value-type="float" office:value="9.067">
            <text:p>9.067</text:p>
          </table:table-cell>
          <table:table-cell office:value-type="float" office:value="9.004">
            <text:p>9.004</text:p>
          </table:table-cell>
          <table:table-cell office:value-type="float" office:value="294.061">
            <text:p>294.061</text:p>
          </table:table-cell>
          <table:table-cell office:value-type="float" office:value="114.067">
            <text:p>114.067</text:p>
          </table:table-cell>
          <table:table-cell office:value-type="float" office:value="39.004">
            <text:p>39.004</text:p>
          </table:table-cell>
          <table:table-cell office:value-type="string">
            <text:p>24 ♑ 03' 39"</text:p>
          </table:table-cell>
          <table:table-cell office:value-type="string">
            <text:p>24 ♋ 04' 01"</text:p>
          </table:table-cell>
          <table:table-cell office:value-type="string">
            <text:p><text:s/>9 ♉ 00' 14"</text:p>
          </table:table-cell>
          <table:table-cell office:value-type="float" office:value="-21.307">
            <text:p>-21.307</text:p>
          </table:table-cell>
          <table:table-cell office:value-type="float" office:value="26.075">
            <text:p>26.075</text:p>
          </table:table-cell>
          <table:table-cell office:value-type="float" office:value="4.845">
            <text:p>4.845</text:p>
          </table:table-cell>
          <table:table-cell office:value-type="float" office:value="115674.067">
            <text:p>115674.067</text:p>
          </table:table-cell>
          <table:table-cell office:value-type="float" office:value="8934.061">
            <text:p>8934.061</text:p>
          </table:table-cell>
          <table:table-cell office:value-type="float" office:value="-320.996">
            <text:p>-320.996</text:p>
          </table:table-cell>
          <table:table-cell office:value-type="float" office:value="107100.006">
            <text:p>107100.006</text:p>
          </table:table-cell>
          <table:table-cell table:formula="of:=[.U21] / 360" office:value-type="float" office:value="297.500016666667">
            <text:p>297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6355.063">
            <text:p>116355.063</text:p>
          </table:table-cell>
          <table:table-cell office:value-type="float" office:value="75.063">
            <text:p>75.063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30-04-13 00:49 EST-0500</text:p>
          </table:table-cell>
          <table:table-cell table:style-name="ce1" office:value-type="string">
            <text:p>Sun</text:p>
          </table:table-cell>
          <table:table-cell table:style-name="ce1" office:value-type="float" office:value="8599">
            <text:p>8599</text:p>
          </table:table-cell>
          <table:table-cell table:style-name="ce1" office:value-type="float" office:value="1233">
            <text:p>1233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7.581">
            <text:p>7.581</text:p>
          </table:table-cell>
          <table:table-cell table:style-name="ce1" office:value-type="float" office:value="7.583">
            <text:p>7.583</text:p>
          </table:table-cell>
          <table:table-cell table:style-name="ce1" office:value-type="float" office:value="2.772">
            <text:p>2.772</text:p>
          </table:table-cell>
          <table:table-cell table:style-name="ce1" office:value-type="float" office:value="22.581">
            <text:p>22.581</text:p>
          </table:table-cell>
          <table:table-cell table:style-name="ce1" office:value-type="float" office:value="202.583">
            <text:p>202.583</text:p>
          </table:table-cell>
          <table:table-cell table:style-name="ce1" office:value-type="float" office:value="32.772">
            <text:p>32.772</text:p>
          </table:table-cell>
          <table:table-cell table:style-name="ce1" office:value-type="string">
            <text:p>22 ♈ 34' 53"</text:p>
          </table:table-cell>
          <table:table-cell table:style-name="ce1" office:value-type="string">
            <text:p>22 ♎ 35' 00"</text:p>
          </table:table-cell>
          <table:table-cell table:style-name="ce1" office:value-type="string">
            <text:p><text:s/>2 ♉ 46' 17"</text:p>
          </table:table-cell>
          <table:table-cell table:style-name="ce1" office:value-type="float" office:value="8.79">
            <text:p>8.79</text:p>
          </table:table-cell>
          <table:table-cell table:style-name="ce1" office:value-type="float" office:value="-7.923">
            <text:p>-7.923</text:p>
          </table:table-cell>
          <table:table-cell table:style-name="ce1" office:value-type="float" office:value="0.935">
            <text:p>0.935</text:p>
          </table:table-cell>
          <table:table-cell table:style-name="ce1" office:value-type="float" office:value="116842.583">
            <text:p>116842.583</text:p>
          </table:table-cell>
          <table:table-cell table:style-name="ce1" office:value-type="float" office:value="9022.581">
            <text:p>9022.581</text:p>
          </table:table-cell>
          <table:table-cell table:style-name="ce1" office:value-type="float" office:value="-327.228">
            <text:p>-327.228</text:p>
          </table:table-cell>
          <table:table-cell table:style-name="ce1" office:value-type="float" office:value="108180.002">
            <text:p>108180.002</text:p>
          </table:table-cell>
          <table:table-cell table:style-name="ce1" table:formula="of:=[.U22] / 360" office:value-type="float" office:value="300.500005555556">
            <text:p>300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7529.811">
            <text:p>117529.811</text:p>
          </table:table-cell>
          <table:table-cell table:style-name="ce1" office:value-type="float" office:value="169.811">
            <text:p>169.811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30-07-10 15:02 EST-0500</text:p>
          </table:table-cell>
          <table:table-cell office:value-type="string">
            <text:p>Thu</text:p>
          </table:table-cell>
          <table:table-cell office:value-type="float" office:value="8685">
            <text:p>8685</text:p>
          </table:table-cell>
          <table:table-cell office:value-type="float" office:value="1245">
            <text:p>1245</text:p>
          </table:table-cell>
          <table:table-cell office:value-type="float" office:value="294">
            <text:p>294</text:p>
          </table:table-cell>
          <table:table-cell office:value-type="float" office:value="2.814">
            <text:p>2.814</text:p>
          </table:table-cell>
          <table:table-cell office:value-type="float" office:value="2.817">
            <text:p>2.817</text:p>
          </table:table-cell>
          <table:table-cell office:value-type="float" office:value="14.452">
            <text:p>14.452</text:p>
          </table:table-cell>
          <table:table-cell office:value-type="float" office:value="107.814">
            <text:p>107.814</text:p>
          </table:table-cell>
          <table:table-cell office:value-type="float" office:value="287.817">
            <text:p>287.817</text:p>
          </table:table-cell>
          <table:table-cell office:value-type="float" office:value="29.452">
            <text:p>29.452</text:p>
          </table:table-cell>
          <table:table-cell office:value-type="string">
            <text:p>17 ♋ 48' 50"</text:p>
          </table:table-cell>
          <table:table-cell office:value-type="string">
            <text:p>17 ♑ 49' 01"</text:p>
          </table:table-cell>
          <table:table-cell office:value-type="string">
            <text:p>29 ♈ 27' 07"</text:p>
          </table:table-cell>
          <table:table-cell office:value-type="float" office:value="22.264">
            <text:p>22.264</text:p>
          </table:table-cell>
          <table:table-cell office:value-type="float" office:value="-27.117">
            <text:p>-27.117</text:p>
          </table:table-cell>
          <table:table-cell office:value-type="float" office:value="-4.898">
            <text:p>-4.898</text:p>
          </table:table-cell>
          <table:table-cell office:value-type="float" office:value="118007.817">
            <text:p>118007.817</text:p>
          </table:table-cell>
          <table:table-cell office:value-type="float" office:value="9107.814">
            <text:p>9107.814</text:p>
          </table:table-cell>
          <table:table-cell office:value-type="float" office:value="-330.548">
            <text:p>-330.548</text:p>
          </table:table-cell>
          <table:table-cell office:value-type="float" office:value="109260.003">
            <text:p>109260.003</text:p>
          </table:table-cell>
          <table:table-cell table:formula="of:=[.U23] / 360" office:value-type="float" office:value="303.500008333333">
            <text:p>30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8698.365">
            <text:p>118698.365</text:p>
          </table:table-cell>
          <table:table-cell office:value-type="float" office:value="258.365">
            <text:p>258.365</text:p>
          </table:table-cell>
          <table:table-cell table:number-columns-repeated="998"/>
        </table:table-row>
        <table:table-row table:style-name="ro1">
          <table:table-cell office:value-type="string">
            <text:p>1930-10-07 13:56 EST-0500</text:p>
          </table:table-cell>
          <table:table-cell office:value-type="string">
            <text:p>Tue</text:p>
          </table:table-cell>
          <table:table-cell office:value-type="float" office:value="8770">
            <text:p>8770</text:p>
          </table:table-cell>
          <table:table-cell office:value-type="float" office:value="1258">
            <text:p>1258</text:p>
          </table:table-cell>
          <table:table-cell office:value-type="float" office:value="297">
            <text:p>297</text:p>
          </table:table-cell>
          <table:table-cell office:value-type="float" office:value="13.785">
            <text:p>13.785</text:p>
          </table:table-cell>
          <table:table-cell office:value-type="float" office:value="13.789">
            <text:p>13.789</text:p>
          </table:table-cell>
          <table:table-cell office:value-type="float" office:value="8.641">
            <text:p>8.641</text:p>
          </table:table-cell>
          <table:table-cell office:value-type="float" office:value="193.785">
            <text:p>193.785</text:p>
          </table:table-cell>
          <table:table-cell office:value-type="float" office:value="13.789">
            <text:p>13.789</text:p>
          </table:table-cell>
          <table:table-cell office:value-type="float" office:value="23.641">
            <text:p>23.641</text:p>
          </table:table-cell>
          <table:table-cell office:value-type="string">
            <text:p>13 ♎ 47' 05"</text:p>
          </table:table-cell>
          <table:table-cell office:value-type="string">
            <text:p>13 ♈ 47' 20"</text:p>
          </table:table-cell>
          <table:table-cell office:value-type="string">
            <text:p>23 ♈ 38' 28"</text:p>
          </table:table-cell>
          <table:table-cell office:value-type="float" office:value="-5.441">
            <text:p>-5.441</text:p>
          </table:table-cell>
          <table:table-cell office:value-type="float" office:value="4.609">
            <text:p>4.609</text:p>
          </table:table-cell>
          <table:table-cell office:value-type="float" office:value="-0.905">
            <text:p>-0.905</text:p>
          </table:table-cell>
          <table:table-cell office:value-type="float" office:value="119173.789">
            <text:p>119173.789</text:p>
          </table:table-cell>
          <table:table-cell office:value-type="float" office:value="9193.785">
            <text:p>9193.785</text:p>
          </table:table-cell>
          <table:table-cell office:value-type="float" office:value="-336.359">
            <text:p>-336.359</text:p>
          </table:table-cell>
          <table:table-cell office:value-type="float" office:value="110340.004">
            <text:p>110340.004</text:p>
          </table:table-cell>
          <table:table-cell table:formula="of:=[.U24] / 360" office:value-type="float" office:value="306.500011111111">
            <text:p>306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  <table:table-cell table:number-columns-repeated="998"/>
        </table:table-row>
        <table:table-row table:style-name="ro1">
          <table:table-cell office:value-type="string">
            <text:p>1931-01-04 08:15 EST-0500</text:p>
          </table:table-cell>
          <table:table-cell office:value-type="string">
            <text:p>Sun</text:p>
          </table:table-cell>
          <table:table-cell office:value-type="float" office:value="8857">
            <text:p>8857</text:p>
          </table:table-cell>
          <table:table-cell office:value-type="float" office:value="1271">
            <text:p>1271</text:p>
          </table:table-cell>
          <table:table-cell office:value-type="float" office:value="300">
            <text:p>300</text:p>
          </table:table-cell>
          <table:table-cell office:value-type="float" office:value="13.237">
            <text:p>13.237</text:p>
          </table:table-cell>
          <table:table-cell office:value-type="float" office:value="13.24">
            <text:p>13.24</text:p>
          </table:table-cell>
          <table:table-cell office:value-type="float" office:value="4.721">
            <text:p>4.721</text:p>
          </table:table-cell>
          <table:table-cell office:value-type="float" office:value="283.237">
            <text:p>283.237</text:p>
          </table:table-cell>
          <table:table-cell office:value-type="float" office:value="103.24">
            <text:p>103.24</text:p>
          </table:table-cell>
          <table:table-cell office:value-type="float" office:value="19.721">
            <text:p>19.721</text:p>
          </table:table-cell>
          <table:table-cell office:value-type="string">
            <text:p>13 ♑ 14' 12"</text:p>
          </table:table-cell>
          <table:table-cell office:value-type="string">
            <text:p>13 ♋ 14' 24"</text:p>
          </table:table-cell>
          <table:table-cell office:value-type="string">
            <text:p>19 ♈ 43' 14"</text:p>
          </table:table-cell>
          <table:table-cell office:value-type="float" office:value="-22.792">
            <text:p>-22.792</text:p>
          </table:table-cell>
          <table:table-cell office:value-type="float" office:value="27.735">
            <text:p>27.735</text:p>
          </table:table-cell>
          <table:table-cell office:value-type="float" office:value="4.969">
            <text:p>4.969</text:p>
          </table:table-cell>
          <table:table-cell office:value-type="float" office:value="120343.24">
            <text:p>120343.24</text:p>
          </table:table-cell>
          <table:table-cell office:value-type="float" office:value="9283.237">
            <text:p>9283.237</text:p>
          </table:table-cell>
          <table:table-cell office:value-type="float" office:value="-340.279">
            <text:p>-340.279</text:p>
          </table:table-cell>
          <table:table-cell office:value-type="float" office:value="111420.003">
            <text:p>111420.003</text:p>
          </table:table-cell>
          <table:table-cell table:formula="of:=[.U25] / 360" office:value-type="float" office:value="309.500008333333">
            <text:p>309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1043.519">
            <text:p>121043.519</text:p>
          </table:table-cell>
          <table:table-cell office:value-type="float" office:value="83.519">
            <text:p>83.519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31-04-02 15:06 EST-0500</text:p>
          </table:table-cell>
          <table:table-cell table:style-name="ce1" office:value-type="string">
            <text:p>Thu</text:p>
          </table:table-cell>
          <table:table-cell table:style-name="ce1" office:value-type="float" office:value="8942">
            <text:p>8942</text:p>
          </table:table-cell>
          <table:table-cell table:style-name="ce1" office:value-type="float" office:value="1283">
            <text:p>128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12.124">
            <text:p>12.124</text:p>
          </table:table-cell>
          <table:table-cell table:style-name="ce1" office:value-type="float" office:value="12.128">
            <text:p>12.128</text:p>
          </table:table-cell>
          <table:table-cell table:style-name="ce1" office:value-type="float" office:value="14.373">
            <text:p>14.373</text:p>
          </table:table-cell>
          <table:table-cell table:style-name="ce1" office:value-type="float" office:value="12.124">
            <text:p>12.124</text:p>
          </table:table-cell>
          <table:table-cell table:style-name="ce1" office:value-type="float" office:value="192.128">
            <text:p>192.128</text:p>
          </table:table-cell>
          <table:table-cell table:style-name="ce1" office:value-type="float" office:value="14.373">
            <text:p>14.373</text:p>
          </table:table-cell>
          <table:table-cell table:style-name="ce1" office:value-type="string">
            <text:p>12 ♈ 07' 27"</text:p>
          </table:table-cell>
          <table:table-cell table:style-name="ce1" office:value-type="string">
            <text:p>12 ♎ 07' 39"</text:p>
          </table:table-cell>
          <table:table-cell table:style-name="ce1" office:value-type="string">
            <text:p>14 ♈ 22' 21"</text:p>
          </table:table-cell>
          <table:table-cell table:style-name="ce1" office:value-type="float" office:value="4.795">
            <text:p>4.795</text:p>
          </table:table-cell>
          <table:table-cell table:style-name="ce1" office:value-type="float" office:value="-4.604">
            <text:p>-4.604</text:p>
          </table:table-cell>
          <table:table-cell table:style-name="ce1" office:value-type="float" office:value="0.208">
            <text:p>0.208</text:p>
          </table:table-cell>
          <table:table-cell table:style-name="ce1" office:value-type="float" office:value="121512.128">
            <text:p>121512.128</text:p>
          </table:table-cell>
          <table:table-cell table:style-name="ce1" office:value-type="float" office:value="9372.124">
            <text:p>9372.124</text:p>
          </table:table-cell>
          <table:table-cell table:style-name="ce1" office:value-type="float" office:value="-345.627">
            <text:p>-345.627</text:p>
          </table:table-cell>
          <table:table-cell table:style-name="ce1" office:value-type="float" office:value="112500.004">
            <text:p>112500.004</text:p>
          </table:table-cell>
          <table:table-cell table:style-name="ce1" table:formula="of:=[.U26] / 360" office:value-type="float" office:value="312.500011111111">
            <text:p>312.5000111111</text:p>
          </table:table-cell>
          <table:table-cell table:style-name="ce1" office:value-type="float" office:value="180.004">
            <text:p>180.0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2217.755">
            <text:p>122217.755</text:p>
          </table:table-cell>
          <table:table-cell table:style-name="ce1" office:value-type="float" office:value="177.755">
            <text:p>177.755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31-06-29 19:47 EST-0500</text:p>
          </table:table-cell>
          <table:table-cell office:value-type="string">
            <text:p>Mon</text:p>
          </table:table-cell>
          <table:table-cell office:value-type="float" office:value="9029">
            <text:p>9029</text:p>
          </table:table-cell>
          <table:table-cell office:value-type="float" office:value="1296">
            <text:p>1296</text:p>
          </table:table-cell>
          <table:table-cell office:value-type="float" office:value="305">
            <text:p>305</text:p>
          </table:table-cell>
          <table:table-cell office:value-type="float" office:value="7.289">
            <text:p>7.289</text:p>
          </table:table-cell>
          <table:table-cell office:value-type="float" office:value="7.29">
            <text:p>7.29</text:p>
          </table:table-cell>
          <table:table-cell office:value-type="float" office:value="10.199">
            <text:p>10.199</text:p>
          </table:table-cell>
          <table:table-cell office:value-type="float" office:value="97.289">
            <text:p>97.289</text:p>
          </table:table-cell>
          <table:table-cell office:value-type="float" office:value="277.29">
            <text:p>277.29</text:p>
          </table:table-cell>
          <table:table-cell office:value-type="float" office:value="10.199">
            <text:p>10.199</text:p>
          </table:table-cell>
          <table:table-cell office:value-type="string">
            <text:p><text:s/>7 ♋ 17' 20"</text:p>
          </table:table-cell>
          <table:table-cell office:value-type="string">
            <text:p><text:s/>7 ♑ 17' 22"</text:p>
          </table:table-cell>
          <table:table-cell office:value-type="string">
            <text:p>10 ♈ 11' 56"</text:p>
          </table:table-cell>
          <table:table-cell office:value-type="float" office:value="23.25">
            <text:p>23.25</text:p>
          </table:table-cell>
          <table:table-cell office:value-type="float" office:value="-28.24">
            <text:p>-28.24</text:p>
          </table:table-cell>
          <table:table-cell office:value-type="float" office:value="-4.998">
            <text:p>-4.998</text:p>
          </table:table-cell>
          <table:table-cell office:value-type="float" office:value="122677.29">
            <text:p>122677.29</text:p>
          </table:table-cell>
          <table:table-cell office:value-type="float" office:value="9457.289">
            <text:p>9457.289</text:p>
          </table:table-cell>
          <table:table-cell office:value-type="float" office:value="-349.801">
            <text:p>-349.801</text:p>
          </table:table-cell>
          <table:table-cell office:value-type="float" office:value="113580.001">
            <text:p>113580.001</text:p>
          </table:table-cell>
          <table:table-cell table:formula="of:=[.U27] / 360" office:value-type="float" office:value="315.500002777778">
            <text:p>315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3387.091">
            <text:p>123387.091</text:p>
          </table:table-cell>
          <table:table-cell office:value-type="float" office:value="267.091">
            <text:p>267.091</text:p>
          </table:table-cell>
          <table:table-cell table:number-columns-repeated="998"/>
        </table:table-row>
        <table:table-row table:style-name="ro1">
          <table:table-cell office:value-type="string">
            <text:p>1931-09-26 14:45 EST-0500</text:p>
          </table:table-cell>
          <table:table-cell office:value-type="string">
            <text:p>Sat</text:p>
          </table:table-cell>
          <table:table-cell office:value-type="float" office:value="9115">
            <text:p>9115</text:p>
          </table:table-cell>
          <table:table-cell office:value-type="float" office:value="1308">
            <text:p>1308</text:p>
          </table:table-cell>
          <table:table-cell office:value-type="float" office:value="308">
            <text:p>308</text:p>
          </table:table-cell>
          <table:table-cell office:value-type="float" office:value="2.756">
            <text:p>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float" office:value="182.756">
            <text:p>18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string">
            <text:p><text:s/>2 ♎ 45' 22"</text:p>
          </table:table-cell>
          <table:table-cell office:value-type="string">
            <text:p><text:s/>2 ♈ 45' 31"</text:p>
          </table:table-cell>
          <table:table-cell office:value-type="string">
            <text:p><text:s/>5 ♈ 22' 53"</text:p>
          </table:table-cell>
          <table:table-cell office:value-type="float" office:value="-1.097">
            <text:p>-1.097</text:p>
          </table:table-cell>
          <table:table-cell office:value-type="float" office:value="0.875">
            <text:p>0.875</text:p>
          </table:table-cell>
          <table:table-cell office:value-type="float" office:value="-0.243">
            <text:p>-0.243</text:p>
          </table:table-cell>
          <table:table-cell office:value-type="float" office:value="123842.759">
            <text:p>123842.759</text:p>
          </table:table-cell>
          <table:table-cell office:value-type="float" office:value="9542.756">
            <text:p>9542.756</text:p>
          </table:table-cell>
          <table:table-cell office:value-type="float" office:value="-354.618">
            <text:p>-354.618</text:p>
          </table:table-cell>
          <table:table-cell office:value-type="float" office:value="114660.003">
            <text:p>114660.003</text:p>
          </table:table-cell>
          <table:table-cell table:formula="of:=[.U28] / 360" office:value-type="float" office:value="318.500008333333">
            <text:p>318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  <table:table-cell table:number-columns-repeated="998"/>
        </table:table-row>
        <table:table-row table:style-name="ro1">
          <table:table-cell office:value-type="string">
            <text:p>1931-12-24 18:24 EST-0500</text:p>
          </table:table-cell>
          <table:table-cell office:value-type="string">
            <text:p>Thu</text:p>
          </table:table-cell>
          <table:table-cell office:value-type="float" office:value="9201">
            <text:p>9201</text:p>
          </table:table-cell>
          <table:table-cell office:value-type="float" office:value="1321">
            <text:p>1321</text:p>
          </table:table-cell>
          <table:table-cell office:value-type="float" office:value="311">
            <text:p>311</text:p>
          </table:table-cell>
          <table:table-cell office:value-type="float" office:value="2.209">
            <text:p>2.209</text:p>
          </table:table-cell>
          <table:table-cell office:value-type="float" office:value="2.213">
            <text:p>2.213</text:p>
          </table:table-cell>
          <table:table-cell office:value-type="float" office:value="0.609">
            <text:p>0.609</text:p>
          </table:table-cell>
          <table:table-cell office:value-type="float" office:value="272.209">
            <text:p>272.209</text:p>
          </table:table-cell>
          <table:table-cell office:value-type="float" office:value="92.213">
            <text:p>92.213</text:p>
          </table:table-cell>
          <table:table-cell office:value-type="float" office:value="0.609">
            <text:p>0.609</text:p>
          </table:table-cell>
          <table:table-cell office:value-type="string">
            <text:p><text:s/>2 ♑ 12' 32"</text:p>
          </table:table-cell>
          <table:table-cell office:value-type="string">
            <text:p><text:s/>2 ♋ 12' 47"</text:p>
          </table:table-cell>
          <table:table-cell office:value-type="string">
            <text:p><text:s/>0 ♈ 36' 30"</text:p>
          </table:table-cell>
          <table:table-cell office:value-type="float" office:value="-23.432">
            <text:p>-23.432</text:p>
          </table:table-cell>
          <table:table-cell office:value-type="float" office:value="28.425">
            <text:p>28.425</text:p>
          </table:table-cell>
          <table:table-cell office:value-type="float" office:value="4.994">
            <text:p>4.994</text:p>
          </table:table-cell>
          <table:table-cell office:value-type="float" office:value="125012.213">
            <text:p>125012.213</text:p>
          </table:table-cell>
          <table:table-cell office:value-type="float" office:value="9632.209">
            <text:p>9632.209</text:p>
          </table:table-cell>
          <table:table-cell office:value-type="float" office:value="-359.391">
            <text:p>-359.391</text:p>
          </table:table-cell>
          <table:table-cell office:value-type="float" office:value="115740.004">
            <text:p>115740.004</text:p>
          </table:table-cell>
          <table:table-cell table:formula="of:=[.U29] / 360" office:value-type="float" office:value="321.500011111111">
            <text:p>321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25731.604">
            <text:p>125731.604</text:p>
          </table:table-cell>
          <table:table-cell office:value-type="float" office:value="91.604">
            <text:p>91.604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32-03-22 07:38 EST-0500</text:p>
          </table:table-cell>
          <table:table-cell table:style-name="ce1" office:value-type="string">
            <text:p>Tue</text:p>
          </table:table-cell>
          <table:table-cell table:style-name="ce1" office:value-type="float" office:value="9287">
            <text:p>9287</text:p>
          </table:table-cell>
          <table:table-cell table:style-name="ce1" office:value-type="float" office:value="1334">
            <text:p>1334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1.695">
            <text:p>1.695</text:p>
          </table:table-cell>
          <table:table-cell table:style-name="ce1" office:value-type="float" office:value="11.199">
            <text:p>11.19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181.695">
            <text:p>181.695</text:p>
          </table:table-cell>
          <table:table-cell table:style-name="ce1" office:value-type="float" office:value="356.199">
            <text:p>356.199</text:p>
          </table:table-cell>
          <table:table-cell table:style-name="ce1" office:value-type="string">
            <text:p><text:s/>1 ♈ 41' 23"</text:p>
          </table:table-cell>
          <table:table-cell table:style-name="ce1" office:value-type="string">
            <text:p><text:s/>1 ♎ 41' 42"</text:p>
          </table:table-cell>
          <table:table-cell table:style-name="ce1" office:value-type="string">
            <text:p>26 ♓ 11' 55"</text:p>
          </table:table-cell>
          <table:table-cell table:style-name="ce1" office:value-type="float" office:value="0.672">
            <text:p>0.672</text:p>
          </table:table-cell>
          <table:table-cell table:style-name="ce1" office:value-type="float" office:value="-1.141">
            <text:p>-1.141</text:p>
          </table:table-cell>
          <table:table-cell table:style-name="ce1" office:value-type="float" office:value="-0.508">
            <text:p>-0.508</text:p>
          </table:table-cell>
          <table:table-cell table:style-name="ce1" office:value-type="float" office:value="126181.695">
            <text:p>126181.695</text:p>
          </table:table-cell>
          <table:table-cell table:style-name="ce1" office:value-type="float" office:value="9721.69">
            <text:p>9721.69</text:p>
          </table:table-cell>
          <table:table-cell table:style-name="ce1" office:value-type="float" office:value="-363.801">
            <text:p>-363.801</text:p>
          </table:table-cell>
          <table:table-cell table:style-name="ce1" office:value-type="float" office:value="116820.005">
            <text:p>116820.005</text:p>
          </table:table-cell>
          <table:table-cell table:style-name="ce1" table:formula="of:=[.U30] / 360" office:value-type="float" office:value="324.500013888889">
            <text:p>324.5000138889</text:p>
          </table:table-cell>
          <table:table-cell table:style-name="ce1" office:value-type="float" office:value="180.005">
            <text:p>180.0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6905.496">
            <text:p>126905.496</text:p>
          </table:table-cell>
          <table:table-cell table:style-name="ce1" office:value-type="float" office:value="185.496">
            <text:p>185.496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32-07-17 16:07 EST-0500</text:p>
          </table:table-cell>
          <table:table-cell office:value-type="string">
            <text:p>Sun</text:p>
          </table:table-cell>
          <table:table-cell office:value-type="float" office:value="9401">
            <text:p>9401</text:p>
          </table:table-cell>
          <table:table-cell office:value-type="float" office:value="1351">
            <text:p>1351</text:p>
          </table:table-cell>
          <table:table-cell office:value-type="float" office:value="318">
            <text:p>318</text:p>
          </table:table-cell>
          <table:table-cell office:value-type="float" office:value="10.029">
            <text:p>10.029</text:p>
          </table:table-cell>
          <table:table-cell office:value-type="float" office:value="10.035">
            <text:p>10.035</text:p>
          </table:table-cell>
          <table:table-cell office:value-type="float" office:value="3.349">
            <text:p>3.349</text:p>
          </table:table-cell>
          <table:table-cell office:value-type="float" office:value="115.029">
            <text:p>115.029</text:p>
          </table:table-cell>
          <table:table-cell office:value-type="float" office:value="295.035">
            <text:p>295.035</text:p>
          </table:table-cell>
          <table:table-cell office:value-type="float" office:value="348.349">
            <text:p>348.349</text:p>
          </table:table-cell>
          <table:table-cell office:value-type="string">
            <text:p>25 ♋ 01' 42"</text:p>
          </table:table-cell>
          <table:table-cell office:value-type="string">
            <text:p>25 ♑ 02' 04"</text:p>
          </table:table-cell>
          <table:table-cell office:value-type="string">
            <text:p>18 ♓ 20' 56"</text:p>
          </table:table-cell>
          <table:table-cell office:value-type="float" office:value="21.136">
            <text:p>21.136</text:p>
          </table:table-cell>
          <table:table-cell office:value-type="float" office:value="-25.156">
            <text:p>-25.156</text:p>
          </table:table-cell>
          <table:table-cell office:value-type="float" office:value="-4.09">
            <text:p>-4.09</text:p>
          </table:table-cell>
          <table:table-cell office:value-type="float" office:value="127735.035">
            <text:p>127735.035</text:p>
          </table:table-cell>
          <table:table-cell office:value-type="float" office:value="9835.029">
            <text:p>9835.029</text:p>
          </table:table-cell>
          <table:table-cell office:value-type="float" office:value="-371.651">
            <text:p>-371.651</text:p>
          </table:table-cell>
          <table:table-cell office:value-type="float" office:value="118260.006">
            <text:p>118260.006</text:p>
          </table:table-cell>
          <table:table-cell table:formula="of:=[.U31] / 360" office:value-type="float" office:value="328.500016666667">
            <text:p>328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28466.686">
            <text:p>128466.686</text:p>
          </table:table-cell>
          <table:table-cell office:value-type="float" office:value="306.686">
            <text:p>306.686</text:p>
          </table:table-cell>
          <table:table-cell table:number-columns-repeated="998"/>
        </table:table-row>
        <table:table-row table:style-name="ro1">
          <table:table-cell office:value-type="string">
            <text:p>1932-10-14 08:18 EST-0500</text:p>
          </table:table-cell>
          <table:table-cell office:value-type="string">
            <text:p>Fri</text:p>
          </table:table-cell>
          <table:table-cell office:value-type="float" office:value="9488">
            <text:p>9488</text:p>
          </table:table-cell>
          <table:table-cell office:value-type="float" office:value="1363">
            <text:p>1363</text:p>
          </table:table-cell>
          <table:table-cell office:value-type="float" office:value="321">
            <text:p>321</text:p>
          </table:table-cell>
          <table:table-cell office:value-type="float" office:value="5.989">
            <text:p>5.989</text:p>
          </table:table-cell>
          <table:table-cell office:value-type="float" office:value="5.99">
            <text:p>5.99</text:p>
          </table:table-cell>
          <table:table-cell office:value-type="float" office:value="1.832">
            <text:p>1.832</text:p>
          </table:table-cell>
          <table:table-cell office:value-type="float" office:value="200.989">
            <text:p>200.989</text:p>
          </table:table-cell>
          <table:table-cell office:value-type="float" office:value="20.99">
            <text:p>20.99</text:p>
          </table:table-cell>
          <table:table-cell office:value-type="float" office:value="346.832">
            <text:p>346.832</text:p>
          </table:table-cell>
          <table:table-cell office:value-type="string">
            <text:p>20 ♎ 59' 21"</text:p>
          </table:table-cell>
          <table:table-cell office:value-type="string">
            <text:p>20 ♈ 59' 25"</text:p>
          </table:table-cell>
          <table:table-cell office:value-type="string">
            <text:p>16 ♓ 49' 56"</text:p>
          </table:table-cell>
          <table:table-cell office:value-type="float" office:value="-8.195">
            <text:p>-8.195</text:p>
          </table:table-cell>
          <table:table-cell office:value-type="float" office:value="10.897">
            <text:p>10.897</text:p>
          </table:table-cell>
          <table:table-cell office:value-type="float" office:value="2.916">
            <text:p>2.916</text:p>
          </table:table-cell>
          <table:table-cell office:value-type="float" office:value="128900.99">
            <text:p>128900.99</text:p>
          </table:table-cell>
          <table:table-cell office:value-type="float" office:value="9920.989">
            <text:p>9920.989</text:p>
          </table:table-cell>
          <table:table-cell office:value-type="float" office:value="-373.168">
            <text:p>-373.168</text:p>
          </table:table-cell>
          <table:table-cell office:value-type="float" office:value="119340.001">
            <text:p>119340.001</text:p>
          </table:table-cell>
          <table:table-cell table:formula="of:=[.U32] / 360" office:value-type="float" office:value="331.500002777778">
            <text:p>331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9634.158">
            <text:p>129634.158</text:p>
          </table:table-cell>
          <table:table-cell office:value-type="float" office:value="34.158">
            <text:p>34.158</text:p>
          </table:table-cell>
          <table:table-cell table:number-columns-repeated="998"/>
        </table:table-row>
        <table:table-row table:style-name="ro1">
          <table:table-cell office:value-type="string">
            <text:p>1933-01-11 15:36 EST-0500</text:p>
          </table:table-cell>
          <table:table-cell office:value-type="string">
            <text:p>Wed</text:p>
          </table:table-cell>
          <table:table-cell office:value-type="float" office:value="9573">
            <text:p>9573</text:p>
          </table:table-cell>
          <table:table-cell office:value-type="float" office:value="1376">
            <text:p>1376</text:p>
          </table:table-cell>
          <table:table-cell office:value-type="float" office:value="324">
            <text:p>324</text:p>
          </table:table-cell>
          <table:table-cell office:value-type="float" office:value="6.213">
            <text:p>6.213</text:p>
          </table:table-cell>
          <table:table-cell office:value-type="float" office:value="6.215">
            <text:p>6.215</text:p>
          </table:table-cell>
          <table:table-cell office:value-type="float" office:value="8.64">
            <text:p>8.64</text:p>
          </table:table-cell>
          <table:table-cell office:value-type="float" office:value="291.213">
            <text:p>291.213</text:p>
          </table:table-cell>
          <table:table-cell office:value-type="float" office:value="111.215">
            <text:p>111.215</text:p>
          </table:table-cell>
          <table:table-cell office:value-type="float" office:value="338.64">
            <text:p>338.64</text:p>
          </table:table-cell>
          <table:table-cell office:value-type="string">
            <text:p>21 ♑ 12' 47"</text:p>
          </table:table-cell>
          <table:table-cell office:value-type="string">
            <text:p>21 ♋ 12' 54"</text:p>
          </table:table-cell>
          <table:table-cell office:value-type="string">
            <text:p><text:s/>8 ♓ 38' 25"</text:p>
          </table:table-cell>
          <table:table-cell office:value-type="float" office:value="-21.776">
            <text:p>-21.776</text:p>
          </table:table-cell>
          <table:table-cell office:value-type="float" office:value="25.499">
            <text:p>25.499</text:p>
          </table:table-cell>
          <table:table-cell office:value-type="float" office:value="3.77">
            <text:p>3.77</text:p>
          </table:table-cell>
          <table:table-cell office:value-type="float" office:value="130071.215">
            <text:p>130071.215</text:p>
          </table:table-cell>
          <table:table-cell office:value-type="float" office:value="10011.213">
            <text:p>10011.213</text:p>
          </table:table-cell>
          <table:table-cell office:value-type="float" office:value="-381.36">
            <text:p>-381.36</text:p>
          </table:table-cell>
          <table:table-cell office:value-type="float" office:value="120420.002">
            <text:p>120420.002</text:p>
          </table:table-cell>
          <table:table-cell table:formula="of:=[.U33] / 360" office:value-type="float" office:value="334.500005555556">
            <text:p>33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0812.575">
            <text:p>130812.575</text:p>
          </table:table-cell>
          <table:table-cell office:value-type="float" office:value="132.575">
            <text:p>132.575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9T17:46:46</meta:creation-date>
    <dc:date>2014-03-29T23:57:50</dc:date>
    <dc:creator>Ryan </dc:creator>
    <meta:editing-duration>P0D</meta:editing-duration>
    <meta:editing-cycles>1</meta:editing-cycles>
    <meta:document-statistic meta:table-count="1" meta:cell-count="781" meta:object-count="0"/>
    <meta:generator>LibreOffice/3.6$Linux_X86_64 LibreOffice_project/360m1$Build-304</meta:generator>
  </office:meta>
</office:document-meta>
</file>